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3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3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4" table:default-cell-style-name="ce13"/>
        <table:table-column table:style-name="co6" table:default-cell-style-name="ce21"/>
        <table:table-column table:style-name="co2" table:default-cell-style-name="ce26"/>
        <table:table-column table:style-name="co4" table:default-cell-style-name="ce13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2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2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2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2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2"/>
          <table:table-cell table:style-name="ce20"/>
          <table:table-cell table:style-name="ce23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style-name="ce10"/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style-name="ce10"/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style-name="ce10"/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4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0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0"/>
          <table:table-cell/>
          <table:table-cell table:number-columns-repeated="2"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0"/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3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6" office:value-type="string">
            <text:p>A</text:p>
          </table:table-cell>
          <table:table-cell table:style-name="ce10"/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0"/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10"/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style-name="ce10"/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F</text:p>
          </table:table-cell>
          <table:table-cell table:style-name="ce10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style-name="ce10"/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0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table:number-columns-repeated="2" office:value-type="string">
            <text:p>A</text:p>
          </table:table-cell>
          <table:table-cell table:style-name="ce10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style-name="ce10"/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0"/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0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0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style-name="ce11"/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2" office:value-type="string">
            <text:p>A-</text:p>
          </table:table-cell>
          <table:table-cell table:number-columns-repeated="2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style-name="ce11"/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1"/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993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1"/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993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style-name="ce11"/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993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1"/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1"/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1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1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7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7:53:16</dc:date>
    <dc:creator>Gregory Kapfhammer</dc:creator>
    <meta:editing-duration>P30DT9H25M51S</meta:editing-duration>
    <meta:editing-cycles>27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548" meta:object-count="0"/>
  </office:meta>
</office:document-meta>
</file>